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aash" svg:font-family="Akaash" style:font-pitch="variable"/>
    <style:font-face style:name="Arial" svg:font-family="Arial" style:font-family-generic="swiss" style:font-pitch="variable"/>
    <style:font-face style:name="Bahnschrift" svg:font-family="Bahnschrift" style:font-pitch="variable"/>
    <style:font-face style:name="Bodoni MT" svg:font-family="'Bodoni MT'" style:font-pitch="variable"/>
    <style:font-face style:name="Castellar MT Std" svg:font-family="'Castellar MT Std'" style:font-pitch="variable"/>
    <style:font-face style:name="Cooper Black" svg:font-family="'Cooper Black'" style:font-pitch="variable"/>
    <style:font-face style:name="DaunPenh" svg:font-family="DaunPenh" style:font-pitch="variable"/>
    <style:font-face style:name="DejaVu Sans Mono for Powerline" svg:font-family="'DejaVu Sans Mono for Powerline'" style:font-family-generic="swiss" style:font-pitch="fixed"/>
    <style:font-face style:name="DengXian" svg:font-family="DengXian" style:font-family-generic="system" style:font-pitch="variable"/>
    <style:font-face style:name="Dubai" svg:font-family="Dubai" style:font-pitch="variable"/>
    <style:font-face style:name="Elephant" svg:font-family="Elephant" style:font-pitch="variable"/>
    <style:font-face style:name="Felix Titling" svg:font-family="'Felix Titling'" style:font-family-generic="swiss" style:font-pitch="variable"/>
    <style:font-face style:name="Forte" svg:font-family="Forte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 Pro Semibold" svg:font-family="'Georgia Pro Semibold'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oto Mono" svg:font-family="'Noto Mono'" style:font-pitch="fixed"/>
    <style:font-face style:name="OCR A Extended" svg:font-family="'OCR A Extended'" style:font-pitch="fixed"/>
    <style:font-face style:name="OCR B Std" svg:font-family="'OCR B Std'" style:font-pitch="variable"/>
    <style:font-face style:name="Palace Script MT" svg:font-family="'Palace Script MT'" style:font-family-generic="script" style:font-pitch="variable"/>
    <style:font-face style:name="Rockwell" svg:font-family="Rockwell" style:font-pitch="variable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automatic-styles>
    <style:style style:name="P1" style:family="paragraph" style:parent-style-name="Heading_20_1">
      <style:text-properties style:font-name="Bodoni MT" fo:font-size="18pt" officeooo:rsid="00183af8" officeooo:paragraph-rsid="00183af8" style:font-size-asian="18pt" style:font-size-complex="18pt"/>
    </style:style>
    <style:style style:name="P2" style:family="paragraph" style:parent-style-name="Heading_20_1">
      <style:text-properties style:font-name="Bodoni MT" fo:font-size="18pt" style:text-underline-style="solid" style:text-underline-width="auto" style:text-underline-color="font-color" officeooo:rsid="00183af8" officeooo:paragraph-rsid="0019bf17" style:font-size-asian="18pt" style:font-size-complex="18pt"/>
    </style:style>
    <style:style style:name="P3" style:family="paragraph" style:parent-style-name="Standard">
      <style:text-properties fo:color="#000000" loext:opacity="100%" style:font-name="Bodoni MT" fo:font-size="18pt" officeooo:paragraph-rsid="0019bf17" style:font-size-asian="18pt" style:font-size-complex="18pt"/>
    </style:style>
    <style:style style:name="P4" style:family="paragraph" style:parent-style-name="Standard">
      <style:text-properties style:font-name="Bodoni MT" fo:font-size="18pt" officeooo:rsid="00183af8" officeooo:paragraph-rsid="00183af8" style:font-size-asian="18pt" style:font-size-complex="18pt"/>
    </style:style>
    <style:style style:name="P5" style:family="paragraph" style:parent-style-name="Standard">
      <style:text-properties style:font-name="Bodoni MT" fo:font-size="18pt" officeooo:rsid="0019bf17" officeooo:paragraph-rsid="0019bf17" style:font-size-asian="18pt" style:font-size-complex="18pt"/>
    </style:style>
    <style:style style:name="P6" style:family="paragraph" style:parent-style-name="Text_20_body">
      <style:text-properties style:font-name="Bodoni MT" fo:font-size="18pt" style:text-underline-style="solid" style:text-underline-width="auto" style:text-underline-color="font-color" officeooo:rsid="0019bf17" officeooo:paragraph-rsid="0019bf17" style:font-size-asian="18pt" style:font-size-complex="18pt"/>
    </style:style>
    <style:style style:name="P7" style:family="paragraph" style:parent-style-name="Text_20_body">
      <style:text-properties style:font-name="Bodoni MT" fo:font-size="18pt" style:text-underline-style="none" officeooo:rsid="0019bf17" officeooo:paragraph-rsid="0019bf17" style:font-size-asian="18pt" style:font-size-complex="18pt"/>
    </style:style>
    <style:style style:name="T1" style:family="text">
      <style:text-properties fo:font-variant="normal" fo:text-transform="none" fo:color="#000000" loext:opacity="100%" style:font-name="Linux Libertine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Linux Libertine" fo:letter-spacing="normal" fo:font-style="normal" fo:font-weight="normal" officeooo:rsid="0019bf17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normal" officeooo:rsid="0019bf17"/>
    </style:style>
    <style:style style:name="T5" style:family="text">
      <style:text-properties fo:font-variant="normal" fo:text-transform="none" fo:color="#e8eaed" loext:opacity="100%" style:font-name="arial" fo:font-size="24pt" fo:letter-spacing="normal" fo:font-style="normal" fo:font-weight="normal"/>
    </style:style>
    <style:style style:name="T6" style:family="text">
      <style:text-properties fo:font-variant="normal" fo:text-transform="none" fo:color="#e8eaed" loext:opacity="100%" style:font-name="arial" fo:font-size="24pt" fo:letter-spacing="normal" fo:font-style="normal" fo:font-weight="normal" officeooo:rsid="0019bf17"/>
    </style:style>
    <style:style style:name="T7" style:family="text">
      <style:text-properties fo:font-variant="normal" fo:text-transform="none" fo:color="#e8eaed" loext:opacity="100%" fo:font-size="24pt" fo:letter-spacing="normal" fo:font-style="normal" fo:font-weight="normal"/>
    </style:style>
    <style:style style:name="T8" style:family="text">
      <style:text-properties fo:font-variant="normal" fo:text-transform="none" fo:color="#e8eaed" loext:opacity="100%" fo:font-size="24pt" fo:letter-spacing="normal" fo:font-style="normal" fo:font-weight="normal" officeooo:rsid="0019bf17"/>
    </style:style>
    <style:style style:name="T9" style:family="text">
      <style:text-properties fo:font-variant="normal" fo:text-transform="none" fo:color="#e8eaed" loext:opacity="100%" fo:letter-spacing="normal" fo:font-style="normal" fo:font-weight="normal"/>
    </style:style>
    <style:style style:name="T10" style:family="text">
      <style:text-properties fo:font-variant="normal" fo:text-transform="none" fo:color="#e8eaed" loext:opacity="100%" fo:letter-spacing="normal" fo:font-style="normal" fo:font-weight="normal" officeooo:rsid="0019bf17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19bf17"/>
    </style:style>
    <style:style style:name="T13" style:family="text">
      <style:text-properties officeooo:rsid="0019b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B C D E F G H I J K L M N O P Q R S T U V W X Y Z</text:p>
      <text:p text:style-name="P4"/>
      <text:p text:style-name="P4">a b c d e f g h I j k l m n o p q r s t u v w x y z</text:p>
      <text:p text:style-name="P4"/>
      <text:p text:style-name="P5">0 1 2 3 4 5 6 7 8 9</text:p>
      <text:p text:style-name="P5"/>
      <text:p text:style-name="P3"><text:span text:style-name="T13">. : , ; ( * ! ? ‘ /\ “) <text:s/></text:span><text:span text:style-name="T11">£ </text:span><text:span text:style-name="T12">$ € % ^ &amp; - + @</text:span></text:p>
      <text:p text:style-name="P3"><text:span text:style-name="T12"/></text:p>
      <text:h text:style-name="P1" text:outline-level="1"><text:span text:style-name="T4">t</text:span><text:span text:style-name="T3">he quick brown fox jumps over the lazy dog</text:span></text:h>
      <text:p text:style-name="P6"><text:span text:style-name="T3">THE QUICK BROWN FOX JUMPS OVER THE LAZY DOG</text:span></text:p>
      <text:h text:style-name="P2" text:outline-level="1"><text:span text:style-name="T4">t</text:span><text:span text:style-name="T3">he quick brown fox jumps over the lazy dog</text:span></text:h>
      <text:p text:style-name="P7"><text:span text:style-name="T3">THE QUICK BROWN FOX JUMPS OVER THE LAZY DOG</text:span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aash" svg:font-family="Akaash" style:font-pitch="variable"/>
    <style:font-face style:name="Arial" svg:font-family="Arial" style:font-family-generic="swiss" style:font-pitch="variable"/>
    <style:font-face style:name="Bahnschrift" svg:font-family="Bahnschrift" style:font-pitch="variable"/>
    <style:font-face style:name="Bodoni MT" svg:font-family="'Bodoni MT'" style:font-pitch="variable"/>
    <style:font-face style:name="Castellar MT Std" svg:font-family="'Castellar MT Std'" style:font-pitch="variable"/>
    <style:font-face style:name="Cooper Black" svg:font-family="'Cooper Black'" style:font-pitch="variable"/>
    <style:font-face style:name="DaunPenh" svg:font-family="DaunPenh" style:font-pitch="variable"/>
    <style:font-face style:name="DejaVu Sans Mono for Powerline" svg:font-family="'DejaVu Sans Mono for Powerline'" style:font-family-generic="swiss" style:font-pitch="fixed"/>
    <style:font-face style:name="DengXian" svg:font-family="DengXian" style:font-family-generic="system" style:font-pitch="variable"/>
    <style:font-face style:name="Dubai" svg:font-family="Dubai" style:font-pitch="variable"/>
    <style:font-face style:name="Elephant" svg:font-family="Elephant" style:font-pitch="variable"/>
    <style:font-face style:name="Felix Titling" svg:font-family="'Felix Titling'" style:font-family-generic="swiss" style:font-pitch="variable"/>
    <style:font-face style:name="Forte" svg:font-family="Forte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 Pro Semibold" svg:font-family="'Georgia Pro Semibold'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Noto Mono" svg:font-family="'Noto Mono'" style:font-pitch="fixed"/>
    <style:font-face style:name="OCR A Extended" svg:font-family="'OCR A Extended'" style:font-pitch="fixed"/>
    <style:font-face style:name="OCR B Std" svg:font-family="'OCR B Std'" style:font-pitch="variable"/>
    <style:font-face style:name="Palace Script MT" svg:font-family="'Palace Script MT'" style:font-family-generic="script" style:font-pitch="variable"/>
    <style:font-face style:name="Rockwell" svg:font-family="Rockwell" style:font-pitch="variable"/>
    <style:font-face style:name="Source Code Pro" svg:font-family="'Source Code Pro'" style:font-pitch="fixed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ngXia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ngXia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ngXian" style:font-family-asian="DengXian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ngXian" style:font-family-asian="DengXian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20:20:35.303252846</meta:creation-date>
    <dc:date>2022-05-30T21:05:18.145405497</dc:date>
    <meta:editing-duration>PT13M7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8" meta:word-count="118" meta:character-count="335" meta:non-whitespace-character-count="224"/>
  </office:meta>
</office:document-meta>
</file>